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0f44b" officeooo:paragraph-rsid="0000f44b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13e45" officeooo:paragraph-rsid="0000f44b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fo:font-size="12pt" fo:font-weight="normal" officeooo:rsid="00013e45" officeooo:paragraph-rsid="00013e45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fo:font-weight="normal" officeooo:rsid="000146f4" officeooo:paragraph-rsid="000146f4" style:font-size-asian="10.5pt" style:font-weight-asian="normal" style:font-size-complex="12pt" style:font-weight-complex="normal"/>
    </style:style>
    <style:style style:name="T1" style:family="text">
      <style:text-properties officeooo:rsid="000146f4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tegorías</text:p>
      <text:p text:style-name="P1"/>
      <text:list xml:id="list1505741764" text:style-name="L1">
        <text:list-item>
          <text:p text:style-name="P3">Bebidas</text:p>
          <text:list>
            <text:list-item>
              <text:p text:style-name="P3">Gaseosas</text:p>
            </text:list-item>
            <text:list-item>
              <text:p text:style-name="P3">Vinos</text:p>
            </text:list-item>
            <text:list-item>
              <text:p text:style-name="P3">Aguas y Jugos</text:p>
            </text:list-item>
            <text:list-item>
              <text:p text:style-name="P3">Alcohol<text:tab/></text:p>
            </text:list-item>
            <text:list-item>
              <text:p text:style-name="P3">Cervezas</text:p>
            </text:list-item>
          </text:list>
        </text:list-item>
        <text:list-item>
          <text:p text:style-name="P3">Higiene y Belleza</text:p>
          <text:list>
            <text:list-item>
              <text:p text:style-name="P4">Cuidado Capilar</text:p>
            </text:list-item>
            <text:list-item>
              <text:p text:style-name="P3">Cuidado Corporal</text:p>
            </text:list-item>
            <text:list-item>
              <text:p text:style-name="P3">Cuidado Facial</text:p>
            </text:list-item>
            <text:list-item>
              <text:p text:style-name="P3">Cuidado <text:span text:style-name="T1">Bucal</text:span></text:p>
            </text:list-item>
            <text:list-item>
              <text:p text:style-name="P3">Toallas y Papeles</text:p>
            </text:list-item>
          </text:list>
        </text:list-item>
        <text:list-item>
          <text:p text:style-name="P3">Limpieza y Hogar</text:p>
          <text:list>
            <text:list-item>
              <text:p text:style-name="P3">Ropa, <text:span text:style-name="T1">Tel</text:span>as <text:span text:style-name="T1">y Calzados</text:span></text:p>
            </text:list-item>
            <text:list-item>
              <text:p text:style-name="P3">Bazar</text:p>
            </text:list-item>
            <text:list-item>
              <text:p text:style-name="P3">Cocina, Baño, Pisos y Muebles</text:p>
            </text:list-item>
            <text:list-item>
              <text:p text:style-name="P4">Insecticidas y Desinfectantes</text:p>
            </text:list-item>
          </text:list>
        </text:list-item>
        <text:list-item>
          <text:p text:style-name="P3">Mascotas<text:tab/></text:p>
          <text:list>
            <text:list-item>
              <text:p text:style-name="P3">Alimentos</text:p>
            </text:list-item>
            <text:list-item>
              <text:p text:style-name="P3">Accesorios</text:p>
            </text:list-item>
          </text:list>
        </text:list-item>
        <text:list-item>
          <text:p text:style-name="P3">Alimentos Sin TACC</text:p>
        </text:list-item>
        <text:list-item>
          <text:p text:style-name="P3">Carnes, Congelados <text:span text:style-name="T1">y Fríos</text:span></text:p>
          <text:list>
            <text:list-item>
              <text:p text:style-name="P3">Carnicería</text:p>
            </text:list-item>
            <text:list-item>
              <text:p text:style-name="P3">Pescados y Mariscos</text:p>
            </text:list-item>
            <text:list-item>
              <text:p text:style-name="P3">Helados y Postres</text:p>
            </text:list-item>
            <text:list-item>
              <text:p text:style-name="P4">Fiambres</text:p>
            </text:list-item>
            <text:list-item>
              <text:p text:style-name="P4">Lácteos</text:p>
            </text:list-item>
            <text:list-item>
              <text:p text:style-name="P4">Pastas y Tapas</text:p>
            </text:list-item>
          </text:list>
        </text:list-item>
        <text:list-item>
          <text:p text:style-name="P3">Almacen</text:p>
          <text:list>
            <text:list-item>
              <text:p text:style-name="P3">Aceites</text:p>
            </text:list-item>
            <text:list-item>
              <text:p text:style-name="P3">Aderezos y Especias</text:p>
            </text:list-item>
            <text:list-item>
              <text:p text:style-name="P3">Arroz, Legumbres y Semillas</text:p>
            </text:list-item>
            <text:list-item>
              <text:p text:style-name="P3">Conservas</text:p>
            </text:list-item>
            <text:list-item>
              <text:p text:style-name="P3">Golosinas y Chocolates</text:p>
            </text:list-item>
            <text:list-item>
              <text:p text:style-name="P3">Merienda</text:p>
            </text:list-item>
            <text:list-item>
              <text:p text:style-name="P4">Harinas y Pastas</text:p>
            </text:list-item>
            <text:list-item>
              <text:p text:style-name="P4">Para Preparar</text:p>
            </text:list-item>
            <text:list-item>
              <text:p text:style-name="P4">Snacks</text:p>
            </text:list-item>
            <text:list-item>
              <text:p text:style-name="P4">Sopas, Caldos y Puré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19-06-01T03:09:55.220000000</dc:date>
    <meta:editing-duration>PT17M27S</meta:editing-duration>
    <meta:editing-cycles>3</meta:editing-cycles>
    <meta:document-statistic meta:table-count="0" meta:image-count="0" meta:object-count="0" meta:page-count="1" meta:paragraph-count="40" meta:word-count="124" meta:character-count="632" meta:non-whitespace-character-count="585"/>
  </office:meta>
</office:document-meta>
</file>